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Verdana, Tahoma"/>
    <style:font-face style:name="Lohit Hindi1" svg:font-family="'Lohit Hindi'"/>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style:style>
    <style:style style:name="T1" style:family="text">
      <style:text-properties fo:language="ru" fo:country="RU" style:font-size-asian="14pt" style:font-size-complex="14pt"/>
    </style:style>
    <style:style style:name="T2" style:family="text">
      <style:text-properties fo:font-variant="normal" fo:text-transform="none" fo:color="#000000" style:font-name="Arial1" fo:font-size="9.75pt" fo:letter-spacing="normal" fo:font-style="normal" fo:font-weight="normal" style:font-size-asian="14pt" style:font-size-complex="14pt"/>
    </style:style>
    <style:style style:name="T3" style:family="text">
      <style:text-properties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діл I</text:p>
      <text:p text:style-name="P1">Деривація та способи словотворення в СУЛМ</text:p>
      <text:p text:style-name="P2"><text:span text:style-name="T3">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span></text:p>
      <text:p text:style-name="P2"><text:span text:style-name="T3">Термін “деривація” має двояке значення: 1) це сама система словотвірної будови мови, яка утворювалася за своїми внутрішніми законами протягом усього історичного розвитку мови; [</text:span><text:span text:style-name="T2">Вакарюк Л., Панцьо С. Українська мова. Морфеміка і словотвір. -- Тернопіль, 2004, C. 89</text:span><text:span text:style-name="T3">] 2) вчення про словотвірну будову мови як мовознавчу дисципліну, Перше значення — словотвір як процес є первинним, а друге — словотвір як вчення про словотвірну будову мови — вторинним [Ковалик І. Вчення про словотвір. Вип. 2. — Львів, 1961, С. 54 ]</text:span></text:p>
      <text:p text:style-name="P2"><text:span text:style-name="T3">Словотвір, як і мову в цілому, можна вивчати у двох аспектах: діахронічному і синхронічному.</text:span></text:p>
      <text:p text:style-name="P2"><text:span text:style-name="T3">Діахронічний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span></text:p>
      <text:p text:style-name="P2"><text:span text:style-name="T3">Синхронічний (описовий) — це вчення про похідну лексику у її взаємовідношенні з іншими словами на певному етапі розвитку мови протягом певного часу. <text:s text:c="72"/></text:span></text:p>
      <text:p text:style-name="P2"><text:span text:style-name="T3">[</text:span><text:span text:style-name="T2">Вакарюк Л., Панцьо С. Українська мова. Морфеміка і словотвір. -- Тернопіль, 2004, C. 89</text:span><text:span text:style-name="T3">]</text:span></text:p>
      <text:p text:style-name="P2"><text:span text:style-name="T3"/></text:p>
      <text:p text:style-name="P2"><text:span text:style-name="T3">Об’єктом <text:s/>словотвору є слово, яке вивчається також в інших розділах лінгвістичної науки.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мотивованість за смислом. Отже, об’єктом словотвору є похідні лексичні 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 вивчення конкретних формальних і семантичних ознак похідних слів, якими вони відрізняються від непохідних; 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 виявлення основних закономірностей і тенденцій, що активно діють у словотворчих процесах постійного збагачення лексичного складу новими утвореннями [Словотвір сучасної української літературної мови. — К., 1979, С. 7] </text:span></text:p>
      <text:p text:style-name="P2"><text:span text:style-name="T3"/></text:p>
      <text:p text:style-name="P2"><text:span text:style-name="T3">Похідне слово — це найменша одиниця словотвірної системи. З формального боку її треба трактувати як найменше “синтагматичне ціле”, як комбінацію одиниць </text:span><text:soft-page-break/><text:span text:style-name="T3">нижчого порядку.</text:span></text:p>
      <text:p text:style-name="P2"><text:span text:style-name="T3">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span></text:p>
      <text:p text:style-name="P2"><text:span text:style-name="T3">Похідне слово виникає в мові як результат процесів словотворення, які у підсумку зводяться до процесів комбінаторики та</text:span><text:span text:style-name="T1">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 — твірної основи і форманта.</text:span></text:p>
      <text:p text:style-name="P2"><text:span text:style-name="T1">Комбінаторний характер похідного слова в ході здійснення словотвірного аналізу вимагає не лише виявлення твірної основи та форманта, а, насамперед, — з’ясува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і і досить часто сплутується з іншим терміном — «морфемна (морфологічна) структура слова».</text:span></text:p>
      <text:p text:style-name="P2"><text:span text:style-name="T1">Словотвірна стуктура — це подільність слова на елементи, які безпосередньо беруть участь у творенні даного слова.</text:span></text:p>
      <text:p text:style-name="P2"><text:span text:style-name="T1">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span></text:p>
      <text:p text:style-name="P2"><text:span text:style-name="T1">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 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Verdana, Tahoma"/>
    <style:font-face style:name="Lohit Hindi1" svg:font-family="'Lohit Hindi'"/>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7T13:43:10</meta:creation-date>
    <dc:date>2012-03-27T17:55:05</dc:date>
    <meta:editing-duration>PT4H11M56S</meta:editing-duration>
    <meta:editing-cycles>11</meta:editing-cycles>
    <meta:generator>LibreOffice/3.4$Linux LibreOffice_project/340m1$Build-402</meta:generator>
    <meta:document-statistic meta:table-count="0" meta:image-count="0" meta:object-count="0" meta:page-count="2" meta:paragraph-count="16" meta:word-count="625" meta:character-count="4714" meta:non-whitespace-character-count="4030"/>
  </office:meta>
</office:document-meta>
</file>